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officeooo:rsid="0018b84a" officeooo:paragraph-rsid="0018b84a" fo:background-color="transparent" style:font-weight-asian="bold" style:font-weight-complex="bold"/>
    </style:style>
    <style:style style:name="P4" style:family="paragraph" style:parent-style-name="Standard">
      <style:paragraph-properties fo:text-align="justify" style:justify-single-word="false"/>
      <style:text-properties fo:font-weight="bold" officeooo:rsid="001b25df" officeooo:paragraph-rsid="001b25df" fo:background-color="transparent" style:font-weight-asian="bold" style:font-weight-complex="bold"/>
    </style:style>
    <style:style style:name="P5" style:family="paragraph" style:parent-style-name="Standard">
      <style:paragraph-properties fo:text-align="justify" style:justify-single-word="false"/>
      <style:text-properties fo:font-weight="bold" officeooo:rsid="00306bf7" officeooo:paragraph-rsid="00306bf7" fo:background-color="transparent" style:font-weight-asian="bold" style:font-weight-complex="bold"/>
    </style:style>
    <style:style style:name="P6" style:family="paragraph" style:parent-style-name="Standard">
      <style:paragraph-properties fo:text-align="justify" style:justify-single-word="false"/>
      <style:text-properties fo:font-weight="bold" officeooo:rsid="00306bf7" officeooo:paragraph-rsid="00412998" fo:background-color="transparent" style:font-weight-asian="bold" style:font-weight-complex="bold"/>
    </style:style>
    <style:style style:name="P7" style:family="paragraph" style:parent-style-name="Standard">
      <style:paragraph-properties fo:text-align="justify" style:justify-single-word="false"/>
      <style:text-properties fo:font-weight="bold" officeooo:rsid="00306bf7" officeooo:paragraph-rsid="004933a7" fo:background-color="transparent" style:font-weight-asian="bold" style:font-weight-complex="bold"/>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paragraph-properties fo:text-align="justify" style:justify-single-word="false"/>
      <style:text-properties fo:font-weight="normal" fo:background-color="transparent" style:font-weight-asian="normal" style:font-weight-complex="normal"/>
    </style:style>
    <style:style style:name="P10" style:family="paragraph" style:parent-style-name="Standard">
      <style:paragraph-properties fo:text-align="justify" style:justify-single-word="false"/>
      <style:text-properties fo:font-weight="normal" officeooo:rsid="0018b84a" officeooo:paragraph-rsid="0018b84a" fo:background-color="transparent" style:font-weight-asian="normal" style:font-weight-complex="normal"/>
    </style:style>
    <style:style style:name="P11" style:family="paragraph" style:parent-style-name="Standard">
      <style:paragraph-properties fo:text-align="justify" style:justify-single-word="false"/>
      <style:text-properties fo:font-weight="normal" officeooo:rsid="001b25df" officeooo:paragraph-rsid="001b25df" fo:background-color="transparent" style:font-weight-asian="normal" style:font-weight-complex="normal"/>
    </style:style>
    <style:style style:name="P12" style:family="paragraph" style:parent-style-name="Standard">
      <style:paragraph-properties fo:text-align="justify" style:justify-single-word="false"/>
      <style:text-properties fo:font-weight="normal" officeooo:rsid="00306bf7" officeooo:paragraph-rsid="00306bf7" fo:background-color="transparent" style:font-weight-asian="normal" style:font-weight-complex="normal"/>
    </style:style>
    <style:style style:name="P13" style:family="paragraph" style:parent-style-name="Standard">
      <style:paragraph-properties fo:text-align="justify" style:justify-single-word="false"/>
      <style:text-properties fo:font-weight="normal" officeooo:rsid="00306bf7" officeooo:paragraph-rsid="00412998" fo:background-color="transparent" style:font-weight-asian="normal" style:font-weight-complex="normal"/>
    </style:style>
    <style:style style:name="P14" style:family="paragraph" style:parent-style-name="Standard">
      <style:paragraph-properties fo:text-align="justify" style:justify-single-word="false"/>
      <style:text-properties fo:font-weight="normal" officeooo:rsid="00306bf7" officeooo:paragraph-rsid="004933a7" fo:background-color="transparent" style:font-weight-asian="normal" style:font-weight-complex="normal"/>
    </style:style>
    <style:style style:name="P15" style:family="paragraph" style:parent-style-name="Standard">
      <style:paragraph-properties fo:text-align="justify" style:justify-single-word="false"/>
      <style:text-properties fo:font-weight="normal" fo:background-color="#ff4500" style:font-weight-asian="normal" style:font-weight-complex="normal"/>
    </style:style>
    <style:style style:name="P16" style:family="paragraph" style:parent-style-name="Standard">
      <style:paragraph-properties fo:text-align="justify" style:justify-single-word="false"/>
      <style:text-properties fo:font-weight="normal" officeooo:rsid="001b25df" officeooo:paragraph-rsid="001b25df" fo:background-color="#ff0000" style:font-weight-asian="normal" style:font-weight-complex="normal"/>
    </style:style>
    <style:style style:name="P17" style:family="paragraph" style:parent-style-name="Standard">
      <style:paragraph-properties fo:text-align="justify" style:justify-single-word="false"/>
      <style:text-properties fo:font-weight="normal" officeooo:rsid="00306bf7" officeooo:paragraph-rsid="00412998" fo:background-color="#ff0000" style:font-weight-asian="normal" style:font-weight-complex="normal"/>
    </style:style>
    <style:style style:name="P18" style:family="paragraph" style:parent-style-name="Standard">
      <style:paragraph-properties fo:text-align="justify" style:justify-single-word="false"/>
      <style:text-properties fo:font-weight="normal" officeooo:rsid="00306bf7" officeooo:paragraph-rsid="004933a7" fo:background-color="#ff0000" style:font-weight-asian="normal" style:font-weight-complex="normal"/>
    </style:style>
    <style:style style:name="P19" style:family="paragraph" style:parent-style-name="Standard">
      <style:paragraph-properties fo:text-align="justify" style:justify-single-word="false"/>
      <style:text-properties fo:font-weight="normal" officeooo:rsid="001b25df" officeooo:paragraph-rsid="001b25df" fo:background-color="#ff0000" style:font-weight-asian="normal" style:font-weight-complex="normal"/>
    </style:style>
    <style:style style:name="P20" style:family="paragraph" style:parent-style-name="Standard">
      <style:paragraph-properties fo:text-align="justify" style:justify-single-word="false"/>
      <style:text-properties fo:font-weight="normal" officeooo:rsid="00306bf7" officeooo:paragraph-rsid="00306bf7" fo:background-color="#ff0000" style:font-weight-asian="normal" style:font-weight-complex="normal"/>
    </style:style>
    <style:style style:name="P21" style:family="paragraph" style:parent-style-name="Standard">
      <style:paragraph-properties fo:text-align="justify" style:justify-single-word="false"/>
      <style:text-properties fo:font-weight="normal" officeooo:rsid="001b25df" officeooo:paragraph-rsid="001b25df" fo:background-color="transparent" style:font-weight-asian="normal" style:font-weight-complex="normal"/>
    </style:style>
    <style:style style:name="T1" style:family="text">
      <style:text-properties fo:background-color="#adff2f" loext:char-shading-value="0"/>
    </style:style>
    <style:style style:name="T2" style:family="text">
      <style:text-properties fo:background-color="transparent" loext:char-shading-value="0"/>
    </style:style>
    <style:style style:name="T3" style:family="text">
      <style:text-properties fo:background-color="#ff4500" loext:char-shading-value="0"/>
    </style:style>
    <style:style style:name="T4" style:family="text">
      <style:text-properties officeooo:rsid="003b13c9" fo:background-color="#ff4500" loext:char-shading-value="0"/>
    </style:style>
    <style:style style:name="T5" style:family="text">
      <style:text-properties officeooo:rsid="003cfd33" fo:background-color="#ff4500" loext:char-shading-value="0"/>
    </style:style>
    <style:style style:name="T6" style:family="text">
      <style:text-properties officeooo:rsid="003deffd" fo:background-color="#ff4500" loext:char-shading-value="0"/>
    </style:style>
    <style:style style:name="T7" style:family="text">
      <style:text-properties fo:background-color="#ff0000" loext:char-shading-value="0"/>
    </style:style>
    <style:style style:name="T8" style:family="text">
      <style:text-properties officeooo:rsid="0028a6f5" fo:background-color="#ff0000" loext:char-shading-value="0"/>
    </style:style>
    <style:style style:name="T9" style:family="text">
      <style:text-properties officeooo:rsid="005f62a7" fo:background-color="#ff0000" loext:char-shading-value="0"/>
    </style:style>
    <style:style style:name="T10" style:family="text">
      <style:text-properties fo:font-weight="bold" style:font-weight-asian="bold" style:font-weight-complex="bold"/>
    </style:style>
    <style:style style:name="T11" style:family="text">
      <style:text-properties officeooo:rsid="00412998"/>
    </style:style>
    <style:style style:name="T12" style:family="text">
      <style:text-properties officeooo:rsid="0044f5ec"/>
    </style:style>
    <style:style style:name="T13" style:family="text">
      <style:text-properties officeooo:rsid="004933a7"/>
    </style:style>
    <style:style style:name="T14" style:family="text">
      <style:text-properties officeooo:rsid="004f119c"/>
    </style:style>
    <style:style style:name="T15" style:family="text">
      <style:text-properties officeooo:rsid="005094bd"/>
    </style:style>
    <style:style style:name="T16" style:family="text">
      <style:text-properties officeooo:rsid="00606671"/>
    </style:style>
    <style:style style:name="T17" style:family="text">
      <style:text-properties fo:background-color="#00ffff" loext:char-shading-value="0"/>
    </style:style>
    <style:style style:name="T18" style:family="text">
      <style:text-properties officeooo:rsid="0061c6a8" fo:background-color="#00ffff" loext:char-shading-value="0"/>
    </style:style>
    <style:style style:name="T19" style:family="text">
      <style:text-properties fo:background-color="#00ffff"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étodos de predicción y regresión del genoma completo aplicados al mejoramiento de plantas y animales</text:p>
      <text:p text:style-name="P1"/>
      <text:p text:style-name="P8"><text:span text:style-name="T1">Los esquemas MODERNOS de mejoramiento de animales y plantas seleccionan individuos basados ​​en predicciones de mérito genético. El rápido progreso genético requiere que dichas predicciones sean precisas y que puedan producirse en una etapa temprana de la vida.</text:span> Las predicciones de valores genéticos basadas en la familia se han utilizado con éxito para la selección de plantas y animales durante muchas décadas; sin embargo, <text:span text:style-name="T1">existe un límite en la tasa anual de progreso genético que se puede lograr con la predicción basada en la familia.</text:span> <text:span text:style-name="T1">Los marcadores moleculares permiten describir el genoma de los individuos en un gran número de loci, y esto abre posibilidades para derivar una predicción precisa de los valores genéticos en etapas tempranas de la vida.</text:span> <text:span text:style-name="T1">Los primeros intentos de incorporar información de marcadores en las predicciones se basaron en la presunción de que uno puede localizar las mutaciones causales que subyacen a la variación genética. Este enfoque, conocido como mapeo de QTL (Soller y Plotkin-Hazan 1977; Soller 1978), condujo al descubrimiento de algunos genes asociados a diferencias genéticas de rasgos de interés comercial. Sin embargo, el impacto en los programas prácticos de mejoramiento ha sido menor de lo previsto inicialmente (Dekkers 2004; Bernardo 2008). </text:span><text:span text:style-name="T2">Varios factores contribuyeron a esto: en primer lugar, con algunas excepciones, la proporción de la varianza explicada por QTL mapeados ha sido comúnmente pequeña. En segundo lugar, los recursos financieros necesarios para desarrollar las poblaciones necesarias para mapear QTL fueron considerables, lo que limitó la adopción de esta tecnología (ver Dekkers 2004, Bernardo 2008, Collard y Mackill 2008, y Hospital 2009 para discusiones perspicaces de las lecciones aprendidas de los estudios de QTL en la cría de animales y plantas).</text:span></text:p>
      <text:p text:style-name="P9"/>
      <text:p text:style-name="P8"><text:span text:style-name="T7">Existe un consenso general de que la mayoría de los rasgos se ven afectados por un gran número de genes de efecto pequeño (ver Buckler et al. 2009, para ejemplos de rasgos en el maíz afectados por un gran número de loci de efecto pequeño) y que la predicción de genes complejos rasgos requiere considerar un gran número de variantes al mismo tiempo.</text:span><text:span text:style-name="T2"> El avance continuo de las tecnologías de genotipado y secuenciación de alto rendimiento permitió el descubrimiento de </text:span><text:span text:style-name="T7">cientos de miles de marcadores genéticos (p. ej., polimorfismos de un solo nucleótido, SNP) en los genomas de</text:span><text:span text:style-name="T2"> humanos y </text:span><text:span text:style-name="T7">varias especies de plantas y animales. Dichos paneles densos de marcadores moleculares permiten explotar el desequilibrio de enlace multilocus (LD) entre QTL y marcadores de todo el genoma (p. ej., SNP) para predecir valores genéticos</text:span><text:span text:style-name="T1">.</text:span><text:span text:style-name="T2"> Aunque existen contribuciones anteriores (Nejati-Javaremi et al. 1997; Haley y Visscher 1998; Whittaker et al. 2000), </text:span><text:span text:style-name="T7">los fundamentos de la selección habilitada por el genoma (GS) se definieron en gran medida en el innovador artículo de Meuwissen et al. . (2001), quienes propusieron incorporar marcadores moleculares densos en modelos usando una idea simple pero poderosa: retroceder fenotipos en todos los marcadores disponibles usando un modelo lineal</text:span><text:span text:style-name="T1">.</text:span><text:span text:style-name="T2"> Y en los últimos años este enfoque ha ganado terreno tanto en el mejoramiento animal (VanRaden et al. 2009) como en el fitomejoramiento (Bernardo y Yu 2007; Crossa et al. 2010).</text:span></text:p>
      <text:p text:style-name="P9"/>
      <text:p text:style-name="P8"><text:span text:style-name="T7">Con paneles SNP de alta densidad, la cantidad de marcadores (p) puede exceder ampliamente la cantidad de registros (n), y ajustar esta regresión de p grande con n pequeña requiere el uso de algún tipo de procedimiento de estimación de reducción o selección de variables. Debido a la evolución de los procedimientos de estimación penalizados y bayesianos, así como a los avances en el campo de las regresiones no paramétricas, se han propuesto y utilizado varios métodos de estimación de reducción para la regresión del genoma completo (WGR) y la predicción (WGP) de fenotipos o valores genéticos. . Sin embargo, las relaciones entre estos métodos no se han abordado por completo y, a menudo, se han pasado por alto muchos temas importantes que surgen en las aplicaciones empíricas.</text:span><text:span text:style-name="T1"> </text:span><text:span text:style-name="T3">En este artículo proporcionamos una descripción general de los métodos bayesianos paramétricos aplicados a GS (Métodos), una discusión de temas seleccionados que surgen cuando estos modelos se utilizan para el </text:span><text:soft-page-break/><text:span text:style-name="T3">análisis empírico (Temas seleccionados que emergen en aplicaciones empíricas) y una discusión de lecciones aprendido en los últimos años basado en una revisión de literatura de simulación y estudios empíricos (Lecciones aprendidas de simulación y análisis de datos empíricos).</text:span></text:p>
      <text:p text:style-name="P15"/>
      <text:p text:style-name="P2">Métodos</text:p>
      <text:p text:style-name="P9"/>
      <text:p text:style-name="P9"><text:span text:style-name="T7">Las primeras propuestas para implementar GS (Meuwissen et al. 2001) usaban métodos de regresión lineal.</text:span><text:span text:style-name="T3"> De manera más general, se puede hacer una regresión de los fenotipos en las covariables del marcador usando una función de regresión, … que puede ser paramétrica o no de modo que … <text:s/>. Aquí, la función de regresión, … , debe verse como una aproximación a los verdaderos valores genéticos desconocidos, … , que puede ser una función compleja que involucra el genotipo del i-ésimo individuo en una gran cantidad de genes, así como también crípticas interacciones. acciones entre genes y entre genes y condiciones ambientales. Por lo tanto, en un modelo WGR, los residuos … representan variables aleatorias que capturan efectos no genéticos, más errores de aproximación, … , que puede surgir debido a un LD imperfecto entre los marcadores y QTL o debido a una especificación incorrecta del modelo (p. ej., interacciones no contabilizadas). </text:span></text:p>
      <text:p text:style-name="P9"/>
      <text:p text:style-name="P9"><text:span text:style-name="T3">El modelo lineal aparece como un caso especial con … <text:s/>, donde … es una intersección, … es el genotipo del i-ésimo individuo en el j-ésimo marcador (j = 1, . . . , p), y … es el efecto de marcador correspondiente. Alternativamente, la función de regresión podría representarse utilizando enfoques semiparamétricos (Gianola et al. 2006; de los Campos et al. 2010a) como la reproducción de regresiones de espacios de Hilbert kernel (RKHS) o redes neuronales (NN).</text:span> Por lo tanto, <text:span text:style-name="T7">un primer elemento de la especificación del modelo en WGR es si los valores genéticos se aproximan usando procedimientos de regresión lineal o usando métodos semiparamétricos.</text:span> En este artículo nos centramos en los modelos de regresión lineal; se puede encontrar una revisión y una discusión sobre los procedimientos no paramétricos en Gianola et al. (2010).</text:p>
      <text:p text:style-name="P9"/>
      <text:p text:style-name="P9"><text:span text:style-name="T7">Con las modernas tecnologías de genotipado, el número de marcadores y, por lo tanto, el número de parámetros a estimar, puede superar con creces el número de registros. Para enfrentar los problemas que surgen en estas regresiones de p grande con n pequeña, se utilizan comúnmente procedimientos de estimación que realizan selección de variables, reducción de estimaciones o una combinación de ambos. Por lo tanto, un segundo elemento de la elección del modelo se relaciona con el tipo de procedimiento de estimación de contracción utilizado.</text:span> <text:span text:style-name="T3">A continuación, analizamos brevemente los efectos de la contracción en las propiedades estadísticas de las estimaciones y, posteriormente, revisamos algunos de los procedimientos de estimación de contracción y selección de variables bayesianas y penalizadas más utilizados.</text:span></text:p>
      <text:p text:style-name="P15"/>
      <text:p text:style-name="P2">Efectos de la contracción en el error cuadrático medio de las estimaciones</text:p>
      <text:p text:style-name="P9"/>
      <text:p text:style-name="P9">La precisión de un estimador se puede medir con la distancia euclidiana al cuadrado entre el valor estimado, … , y el valor real del parámetro, … . En el caso de escalares esto es simplemente la desviación al cuadrado: … . Aquí, escribimos … para enfatizar que el estimador es una función de los datos muestreados. El error cuadrático medio (MSE) es el valor esperado (sobre posibles realizaciones de los datos) de la distancia euclidiana al cuadrado, … . Esto se puede descomponer en dos términos: la varianza del estimador más el cuadrado de su sesgo, … . La varianza del estimador (y en algunos casos su sesgo) disminuye con el tamaño de la muestra. Con los procedimientos de estimación estándar, como los mínimos cuadrados ordinarios (OLS) o la máxima verosimilitud (ML), con un tamaño de muestra fijo, la varianza de las estimaciones aumenta rápidamente a medida que lo hace p, lo que produce una alta MSE de las estimaciones. Una forma de enfrentar el problema MSE que surge en las <text:soft-page-break/>regresiones de p grande con n pequeño es reducir las estimaciones hacia un punto fijo (por ejemplo, 0); esto puede aumentar el sesgo pero reduce la varianza del estimador. Para ilustrar los efectos de la contracción en el MSE de las estimaciones, considere un estimador de contracción simple obtenido al multiplicar un estimador insesgado … por una constante … de modo que … . El nuevo estimador reduce el original hacia 0. Si … está sesgado; sin embargo, se garantiza que la varianza del nuevo estimador, … será menor para cualquier … . <text:span text:style-name="T7">Los métodos penalizado y bayesiano son los dos procedimientos de estimación de contracción más utilizados. A continuación se proporciona una descripción general de estos métodos.</text:span></text:p>
      <text:p text:style-name="P9"/>
      <text:p text:style-name="P9"/>
      <text:p text:style-name="P3">Métodos penalizados</text:p>
      <text:p text:style-name="P3"/>
      <text:p text:style-name="P10"><text:span text:style-name="T7">En las regresiones penalizadas, las estimaciones se derivan como la solución a un problema de optimización que equilibra la bondad de ajuste del modelo a los datos de entrenamiento y la complejidad del modelo.</text:span> Para resultados continuos, la falta de ajuste a los datos de entrenamiento generalmente se mide por la suma residual de cuadrados, … <text:s/>(alternativamente, se puede usar el negativo del logaritmo de la probabilidad o alguna otra función de pérdida) y la complejidad del modelo se define comúnmente como una función de las incógnitas del modelo, … ; por lo tanto, l<text:span text:style-name="T7">as estimaciones penalizadas se derivan comúnmente como la solución a un problema de optimización</text:span> de la forma</text:p>
      <text:p text:style-name="P10"/>
      <text:p text:style-name="P10">….</text:p>
      <text:p text:style-name="P10"/>
      <text:p text:style-name="P10">donde … es un parámetro de regularización que controla las compensaciones entre la falta de ajuste y la complejidad del modelo. Los mínimos cuadrados ordinarios aparecen como un caso especial de (1) con … . Por lo general, no se penalizan todas las incógnitas del modelo; por ejemplo, en (1) el intercepto no está incluido en la función de penalización. Las características de la función de regresión que no están penalizadas [la media general en (1)] se ajustan perfectamente.</text:p>
      <text:p text:style-name="P10"/>
      <text:p text:style-name="P11"><text:span text:style-name="T3">Se han propuesto varios procedimientos de estimación penalizados, y difieren en la elección de la función de penalización, …</text:span> . En la regresión de cresta (RR) (Hoerl y Kennard 1970), la penalización es proporcional a la suma de los cuadrados de los coeficientes de regresión o norma L2, … . Una formulación más general, conocida como regresión puente (Frank P y Friedman 1993), utiliza … . RR es un caso particular donde … produce la norma … . La selección de subconjuntos ocurre como un caso límite con … , que penaliza el número de efectos P distintos de cero independientemente de su magnitud, … . Otro caso especial, conocido como ángulo mínimo absoluto y operador de selección (LASSO) (Tibshirani 1996), ocurre con … dando como resultado la penalización … . El uso de esta penalización induce a una solución que puede implicar la eliminación de algunos coeficientes de regresión y estimaciones de contracción de los efectos restantes; por lo tanto, LASSO combina selección de variables y reducción de estimaciones. LASSO se ha vuelto muy popular en varios campos de aplicaciones. Sin embargo, LASSO y los enfoques de selección de subconjuntos tienen dos limitaciones importantes. Primero, por construcción, en estos métodos la solución admite como máximo n estimaciones distintas de cero de los coeficientes de regresión (Park y Casella 2008). En WGR de rasgos complejos, no hay razón para restringir el número de marcadores con efecto distinto de cero para que esté limitado por n (el número de observaciones). En segundo lugar, cuando los predictores están correlacionados, algo que ocurre cuando LD abarca regiones largas, los métodos que realizan selección de variables, como LASSO, suelen ser superados por RR (Hastie et al. 2009). Por lo tanto, en un intento de combinar las buenas características de RR y LASSO en un solo marco de estimación, Zou y Hastie (2005) propusieron utilizar como penalización un promedio ponderado de la <text:soft-page-break/>norma L1 y L2, es decir, … , y denominó el método red elástica (EN). Este modelo implica dos parámetros de ajuste que deben especificarse, el parámetro de regularización … y … . </text:p>
      <text:p text:style-name="P11"/>
      <text:p text:style-name="P4">Estimación de contracción bayesiana</text:p>
      <text:p text:style-name="P11"/>
      <text:p text:style-name="P11"><text:span text:style-name="T7">Los métodos bayesianos también se pueden utilizar para la selección de variables y la reducción de estimaciones.</text:span> La mayoría de las estimaciones penalizadas son equivalentes a modos posteriores de ciertos tipos de modelos bayesianos (Kimeldorf y Wahba 1970; Tibshirani 1996). En la información de apoyo, archivo S1, se proporciona una ilustración de la equivalencia entre algunas estimaciones penalizadas y algunas bayesianas.</text:p>
      <text:p text:style-name="P11"/>
      <text:p text:style-name="P11">La estructura general de los modelos lineales bayesianos estándar utilizados en GS es</text:p>
      <text:p text:style-name="P11"/>
      <text:p text:style-name="P11">….</text:p>
      <text:p text:style-name="P11"/>
      <text:p text:style-name="P11">donde … es la densidad posterior de las incógnitas del modelo … dados los datos … e hiperparámetros … , … ; … es la densidad condicional de los datos dadas las incógnitas, que para rasgos continuos son densidades normales normalmente independientes con media … y con varianza … <text:s/>, y … es la densidad previa conjunta de las incógnitas del modelo, incluido el intercepto … , al que normalmente se le asigna un plano previo, los efectos de marcador … , a los que normalmente se asignan anteriores informativos … , y la varianza residual … , a la que comúnmente se le asigna un chi-cuadrado inverso escalado previo con grado de libertad … y parámetro de escala … , que es … ; SÞ; aquí usamos una parametrización … .</text:p>
      <text:p text:style-name="P11"/>
      <text:p text:style-name="P16">En estos modelos bayesianos, la densidad previa de efectos de marcador, … , define si el modelo inducirá selección y contracción de variables o sólo contracción. Además, la elección del previo definirá la extensión y el tipo de contracción inducida. Dos características importantes de estos priores son cuánta masa tienen en la vecindad de cero y qué tan gruesas o planas son las colas de la densidad. Con base en estas dos características, clasificamos los priores más utilizados en cuatro grandes categorías y en la Figura 1 los hemos organizado de manera que, comenzando desde el prior gaussiano ubicado en la esquina superior izquierda, a medida que uno se mueve en el sentido de las agujas del reloj hay un aumento en el pico de masa en cero y se permite que las colas se vuelvan más gruesas.</text:p>
      <text:p text:style-name="P16"/>
      <text:p text:style-name="P11"><text:span text:style-name="T10">Gaussian prior:</text:span> <text:span text:style-name="T7">esta densidad</text:span> (representada en la esquina superior izquierda de la Figura 1) t<text:span text:style-name="T7">iene dos hiperparámetros: la media (comúnmente establecida en cero) y la varianza</text:span> … ; por lo tanto, en este modelo, … . Si se conocen el intercepto y los parámetros de varianza, la distribución posterior de los efectos del marcador, … puede demostrarse que es normal multivariado, con media posterior dada por … , donde … es un matriz de genotipos marcadores … y … es un vector de fenotipos (centrados). Esta es exactamente la estimación de RR con … . <text:span text:style-name="T7">Debido a esta característica, este modelo a veces se denomina regresión de cresta bayesiana (BRR). Además, se muestra que b es el mejor predictor lineal imparcial (BLUP) de los efectos del marcador; por lo tanto, este modelo también se denomina a veces RR-BLUP (que significa regresión de cresta BLUP).</text:span></text:p>
      <text:p text:style-name="P11"/>
      <text:p text:style-name="P16">La regresión de cresta y el BRR realizan un grado de contracción que es homogéneo entre los marcadores; este enfoque puede no ser óptimo si algunos marcadores están vinculados a QTL mientras que otros están en regiones que no albergan QTL. Para superar esta limitación potencial, se pueden utilizar otras densidades anteriores.</text:p>
      <text:p text:style-name="P16"/>
      <text:p text:style-name="P11"><text:soft-page-break/><text:span text:style-name="T10">Prioridades de cola gruesa:</text:span> las dos densidades de cola gruesa más utilizadas, la t escalada y la exponencial doble, se representan en la esquina superior derecha de la Figura 1. La densidad t escalada es la densidad previa utilizada en el modelo BayesA (Meuwissen et al. . 2001) y la doble exponencial o anterior de Laplace es la densidad utilizada en el LASSO bayesiano (BL) (Park y Casella 2008). <text:span text:style-name="T7">En relación con la gaussiana, estas densidades tienen una masa más alta en cero (lo que induce una fuerte contracción hacia cero de las estimaciones de los efectos de los marcadores con efectos pequeños) y colas más gruesas (que inducen, en relación con la BRR, una menor contracción de las estimaciones de los marcadores con efectos pequeños </text:span><text:span text:style-name="T8">con</text:span><text:span text:style-name="T7"> efectos considerables).</text:span></text:p>
      <text:p text:style-name="P16"/>
      <text:p text:style-name="P11">Por conveniencia computacional, las densidades de cola gruesa se representan comúnmente como mezclas infinitas de densidades normales escaladas (Andrews y Mallows 1974) de la forma … es una densidad previa asignada a parámetros de varianza específicos del marcador y … denota hiperparámetros que indexan esta densidad. Cuando … es una densidad de chi-cuadrado inversa escalada, el anterior marginal resultante de los efectos del marcador se escala t, y <text:span text:style-name="T7">este es el enfoque utilizado en el modelo BayesA </text:span>de Meuwissen et al. (2001). Cuando … es una densidad exponencial, el anterior marginal resultante de los efectos de marcador es doble exponencial, y <text:span text:style-name="T7">este es el enfoque seguido en el LASSO bayesiano</text:span> de Park y Casella (2008). <text:span text:style-name="T7">La densidad exponencial doble está indexada por un solo parámetro (tasa) y la t escalada está indexada por dos parámetros (escala y grado de libertad); esto le da a la t escalada más flexibilidad para controlar qué tan gruesas pueden ser las colas.</text:span> Se puede obtener un grado aún mayor de flexibilidad para controlar la forma de la preparación previa utilizando preparaciones que son mezclas finitas.</text:p>
      <text:p text:style-name="P11"/>
      <text:p text:style-name="P11"><text:span text:style-name="T10">Previos espiga-losa:</text:span> estos modelos usan priores que son mezclas de dos densidades: una con una pequeña variación (la espiga) y otra con una gran variación (la losa) (p. ej., George y McCulloch 1993; véase la esquina inferior izquierda de la Figura 1). ). Comúnmente, la espiga y la losa tienen densidades normales de media cero. Una representación gráfica de una de tales mezclas se da en la esquina inferior derecha de la Figura 1.</text:p>
      <text:p text:style-name="P11"/>
      <text:p text:style-name="P12">La forma general de estas mezclas es … donde … es una proporción de mezcla y … y … son parámetros de varianza. Para evitar el llamado problema de cambio de etiquetas, un enfoque común es restringir … para que p pueda interpretarse como la proporción de efectos que provienen del componente de varianza “pequeño”. Otro enfoque consiste en repararmetrizar el anterior de modo que la varianza de uno de los componentes sea una versión escalada de la varianza del otro componente; por ejemplo, … . La “selección de variables de búsqueda estocástica” (SSVS) del modelo Bayes (Calus et al. 2008; Verbyla et al. 2009) sigue este enfoque con t comúnmente fijado en un cierto valor (p. ej., t 1⁄4 100). Otra posibilidad es vincular la proporción de efectos provenientes del componente de “pequeña varianza” con la proporción de varianza explicada. Por ejemplo, siguiendo a Yu y Meuwissen (2011), se podría suponer que … de los marcadores representan … de la variación genética. El llamado principio de Pareto representa un caso específico del principio más general con … . Esto reduce el número de hiperparámetros que deben elegirse, a expensas de imponer restricciones que pueden o no cumplirse.</text:p>
      <text:p text:style-name="P12"/>
      <text:p text:style-name="P12">Aunque los modelos de losa de punta generalmente se forman al mezclar dos componentes gaussianas, se pueden obtener modelos similares al mezclar otras densidades, como t escalada (Zou et al. 2010) o doble exponencial (DE). Hay dos casos límite del modelo espiga-losa que son de especial interés. El primero ocurre cuando … , y este caso corresponde a la anterior gaussiana estándar (ver arriba); el segundo ocurre cuando … , y en este caso, el componente de pequeña varianza de la mezcla colapsa a un punto de masa en cero, dando lugar a un previo que consiste en una mezcla de un punto de masa en cero y una losa.</text:p>
      <text:p text:style-name="P12"><text:soft-page-break/></text:p>
      <text:p text:style-name="P12"><text:span text:style-name="T10">Punto de masa en cero y priores de losa:</text:span> Estos se utilizan para inducir una combinación de selección variable y contracción (consulte la esquina inferior izquierda en la Figura 1). <text:span text:style-name="T7">Estos previos se utilizan, por ejemplo, en los modelos BayesB (Meuwissen et al. 2001) y BayesC (Habier et al. 2011). En Bayes B, la losa tiene una densidad de t escalada, mientras que en BayesC la losa tiene una densidad normal.</text:span></text:p>
      <text:p text:style-name="P20"/>
      <text:p text:style-name="P5">BLUP habilitado para genoma</text:p>
      <text:p text:style-name="P12"/>
      <text:p text:style-name="P12">Se puede obtener una parametrización alternativa de la BRR reemplazando … con u … o en notación matricial … . En el BRR, los efectos de marcador son variables aleatorias normales IID. De las propiedades de la densidad normal multivariada se sigue que … , donde … <text:s/>para alguna k. Por ejemplo, una elección común es usar … , donde … es (una estimación de) la frecuencia del alelo codificado como uno en el j-ésimo marcador. De hecho, … puede considerarse como una estimación de la matriz realizada de relaciones aditivas (Habier et al. 2007; VanRaden 2007). Por lo tanto, el siguiente modelo [BLUP habilitado por el genoma, G-BLUP] proporciona una representación equivalente del BRR:</text:p>
      <text:p text:style-name="P12"/>
      <text:p text:style-name="P12">…</text:p>
      <text:p text:style-name="P12"/>
      <text:p text:style-name="P12">Se puede demostrar que la moda posterior de este modelo es</text:p>
      <text:p text:style-name="P12"/>
      <text:p text:style-name="P12">…</text:p>
      <text:p text:style-name="P12"/>
      <text:p text:style-name="P12">con … . <text:span text:style-name="T7">Este es también el mejor predictor lineal insesgado de u y, por lo tanto, este modelo generalmente se conoce como G-BLUP.</text:span> Arriba, hemos motivado G-BLUP explotando su equivalencia con el BRR; sin embargo, estos métodos también pueden ser motivados simplemente como <text:span text:style-name="T7">un modelo infinitesimal aditivo en el que reemplazamos la matriz estándar de relaciones de numerador basada en pedigrí con una estimación de relaciones aditivas basada en marcadores. De hecho, estos métodos han existido mucho antes de que surgiera GS</text:span> (Ritland 1996, 2002; Nejati-Javaremi et al. 1997; Lynch y Ritland 1999; Eding y Meuwissen 2001).</text:p>
      <text:p text:style-name="P12"/>
      <text:p text:style-name="P12"><text:span text:style-name="T10">Computación de relaciones genómicas para G-BLUP:</text:span> <text:span text:style-name="T7">existen varias propuestas sobre cómo mapear pares de genotipos marcadores en estimaciones de relaciones genéticas, y ninguna se considera superior. Una primera distinción es entre los métodos que apuntan a estimar las relaciones genómicas realizadas [o proporción de idénticos por estado (IBS) (VanRaden 2007; Yang et al. 2010)] y aquellos que intentan estimar la probabilidad de compartir alelos debido a la herencia de un ancestro común conocido [o probabilidad de descendencia idéntica (IBD)]. Los métodos IBD (Pong-Wong et al. 2001; Villanueva et al. 2005) son esencialmente extensiones multilocus del enfoque IBD de locus único de Fernando y Grossman (1989) con coeficientes IBD promediados a través de múltiples QTL putativos.</text:span></text:p>
      <text:p text:style-name="P20"/>
      <text:p text:style-name="P12"><text:span text:style-name="T3">Dentro del marco de IBS, el enfoque más común, al menos en GS, es estimar las relaciones genómicas usando estimadores basados ​​en momentos, que en general toman la forma de P productos cruzados de genotipos marcadores: … . Aquí p es el número de loci y … son los genotipos de los individuos i e i’ en el locus j-ésimo. En notación matricial tenemos G </text:span><text:span text:style-name="T4">es proporcional a </text:span><text:span text:style-name="T3">XX’</text:span> . <text:span text:style-name="T3">Al igual que con cualquier otro procedimiento de regresión, los genotipos marcadores se pueden centrar restando la media del genotipo marcador o se pueden centrar y estandarizar a una </text:span><text:span text:style-name="T5">varianza</text:span><text:span text:style-name="T3"> uni</text:span><text:span text:style-name="T5">taria</text:span>; es decir, … <text:s/>, donde … son estimaciones de la frecuencia del alelo codificado como uno. Por lo tanto, otro estimador común es … . <text:span text:style-name="T3">Centrar implica que las varianzas y covarianzas entre valores genéticos se miden como desviaciones con respecto a un centro definido por el genotipo promedio.</text:span> <text:span text:style-name="T3">Siguiendo la tradición de los modelos infinitesimales basados ​​en pedigrí, se puede definir el "centro" como el genotipo promedio en </text:span><text:soft-page-break/><text:span text:style-name="T3">una población "base". En tal caso, las frecuencias alélicas deben estimarse en esa población. Alternativamente, las frecuencias alélicas podrían estimarse directamente a partir de la muestra sin más consideración sobre una población base ancestral de individuos nominalmente no relacionados. En este caso, el "origen" se define como el genotipo promedio en la muestra. Cuando se usa este enfoque, algunas entradas de G pueden volverse negativas, algunos elementos de la diagonal se vuelven </text:span><text:span text:style-name="T6">&lt;</text:span><text:span text:style-name="T3">1 y el valor promedio de la diagonal tiene un valor esperado igual a 1. Por lo tanto, no podemos interpretar las entradas de G como una proporción de alelos compartidos. o como probabilidades. Sin embargo, desde el punto de vista del proceso gaussiano, Gii’ simplemente define una función de covarianza y nada impide asignar covarianzas previas negativas entre pares de valores genéticos. Para que G defina un proceso gaussiano adecuado, debe ser semidefinido positivo; esto está garantizado cuando … </text:span><text:span text:style-name="T6">o … </text:span><text:span text:style-name="T3">. Sin embargo, otros métodos no garantizan que esta o la condición se mantengan. Por lo tanto, una buena práctica es comprobar que esta condición se cumple, por ejemplo, comprobando que los valores propios asociados de G son todos no negativos.</text:span></text:p>
      <text:p text:style-name="P12"/>
      <text:p text:style-name="P13">En relación con las estimaciones de la relación genómica basadas en marcadores no estandarizados, Gii’ , estandarización, G <text:span text:style-name="T11">aumenta</text:span> el "peso" dado a los marcadores con frecuencia alélica extrema en el cálculo de las relaciones genómicas y esto ocurre porque se usa el denominador en la estandarización, … , es máximo en frecuencias alélicas intermedias y mínimo en frecuencias alélicas extremas. Yang et al. (2010) <text:span text:style-name="T11">propuso </text:span>una versión modificada de … <text:span text:style-name="T11">donde</text:span> <text:span text:style-name="T11">se usa un</text:span>a diferente fórmula para calcular los elementos diagonales de G. La fórmula propuesta tiene una variabilidad de muestreo que no depende de la frecuencia alélica y es igual a uno en ausencia de consanguinidad; sin embargo, hasta donde sabemos, no se garantiza que el método propuesto produzca una matriz semidefinida positiva.</text:p>
      <text:p text:style-name="P13"/>
      <text:p text:style-name="P6">Relaciones entre métodos bayesianos</text:p>
      <text:p text:style-name="P13"/>
      <text:p text:style-name="P13"><text:span text:style-name="T7">La categorización de antecedentes dada en la Figura 1 es de alguna manera arbitraria y algunos modelos pueden considerarse casos especiales o limitantes de otros. En la Figura 2 representamos algunas de estas relaciones. (La Figura 2 está parcialmente inspirada en una presentación realizada por Robert Tempelman en la Universidad de Alabama en Birmingham, quien analizó las conexiones entre G-BLUP, BayesA y BayesB)</text:span>:</text:p>
      <text:p text:style-name="P13"/>
      <text:p text:style-name="P13">1. En modelos de mezcla finita mezclamos densidades K; por lo tanto, los modelos que usan dos o un solo componente de densidad pueden verse como casos especiales del modelo de mezcla finita con K = 2 y K = 1, respectivamente (consulte las rutas 1a–1c en la Figura 2).</text:p>
      <text:p text:style-name="P13"/>
      <text:p text:style-name="P13">2. Partiendo de una mezcla de dos componentes, como la espiga-losa, podemos obtener modelos con un punto de masa en cero y una losa, como BayesB o –C, fijando la varianza de una de las componentes en cero (ver rutas 2a y 2b en la Figura 2).</text:p>
      <text:p text:style-name="P13"/>
      <text:p text:style-name="P13">3. Los modelos BayesA y BRR se pueden obtener como casos especiales de los modelos BayesB y BayesC, respectivamente. Esto se hace estableciendo en BayesB o BayesC la proporción de marcadores sin efecto (p) igual a cero (ver caminos 3a y 3b en la Figura 2).</text:p>
      <text:p text:style-name="P13"/>
      <text:p text:style-name="P13">4. La densidad t escalada tiene dos parámetros, la escala y el d.f.; como df aumenta, la densidad t escalada se vuelve cada vez más similar a la densidad gaussiana. Por lo tanto, partiendo de BayesA (BayesB) se puede obtener el BRR (BayesC) simplemente configurando el d.f. a un valor muy grande (ver 4a y 4b en la Figura 2).</text:p>
      <text:p text:style-name="P13"/>
      <text:p text:style-name="P13"><text:soft-page-break/>5. El previo de espiga-losa se forma comúnmente mezclando dos densidades normales. La flexibilidad de tales mezclas se puede aumentar aumentando el número de componentes; eventualmente, podríamos considerar un número infinito de componentes, cada uno de los cuales tendrá su propia varianza. Sin embargo, existe un límite en el número de parámetros de varianza que podemos estimar. Para enfrentar esto, un enfoque común es considerar estas variaciones como variables aleatorias que se extraen de un proceso común. Esto es precisamente lo que son las densidades t escaladas o DE: son mezclas infinitas de densidades normales escaladas (véanse las rutas 5a y 5b en la Figura 2).</text:p>
      <text:p text:style-name="P13"/>
      <text:p text:style-name="P17">Dado que muchos modelos (BRR, BayesA y BayesC) aparecen como casos especiales de BayesB (para algunos valores de los parámetros p y df), una estrategia razonable sería utilizar una versión modificada de BayesB con … , escala y d.f. estimado a partir de datos (Nadaf et al. 2012). Sin embargo, por lo general, con LD de largo alcance y con p <text:span text:style-name="T12">&gt;&gt;</text:span> n, diferentes configuraciones de efectos de marcador pueden producir valores muy similares en la probabilidad. Por tanto, estimando … , la escala y g.l. los parámetros conjuntamente de los datos pueden no ser posibles.</text:p>
      <text:p text:style-name="P17"/>
      <text:p text:style-name="P6">Manejo de hiperparámetros</text:p>
      <text:p text:style-name="P13"/>
      <text:p text:style-name="P13">Los hiperparámetros que indexan la densidad previa de los efectos del marcador (...) controlan el alcance y la fuerza de la reducción de las estimaciones de los efectos del marcador y pueden tener un impacto importante en las inferencias; por lo tanto, es crucial tratar adecuadamente estos hiperparámetros. Estas incógnitas se pueden tratar de diferentes maneras.</text:p>
      <text:p text:style-name="P13"/>
      <text:p text:style-name="P14"><text:span text:style-name="T10">Reglas basadas en la heredabilidad:</text:span> una posibilidad es elegir estos hiperparámetros en función de la expectativa previa sobre la variación genética del rasgo. Este enfoque fue utilizado, por ejemplo, por Meuwissen et al. (2001), quienes derivaron valores de hiperparámetros de los modelos resolviéndolos en función de la varianza genética. En su derivación suponen que la variación genética surge debido a la incertidumbre tanto sobre los genotipos como sobre los efectos de los marcadores; sin embargo, esto no es del todo coherente con los modelos bayesianos utilizados en GS, donde los genotipos se consideran fijos y los efectos de los marcadores aleatorios. Por lo tanto, aquí presentamos una derivación simple que es consistente con los modelos utilizados en GS (Ecuación 2) donde los genotipos marcadores se consideran fijos y los efectos de los marcadores se consideran variables aleatorias IID. En modelos lineales tenemos … ; por lo tanto, la varianza previa del i-ésimo valor genómico es … , donde … es la varianza previa de los efectos del marcador que es una función de … . Por lo tanto, la varianza previa promedio de los valores genéticos en la muestra es …, <text:s/>donde … es la suma promedio de los cuadrados de los genotipos marcadores. Comúnmente, el modelo incluye un intercepto y la varianza se define como desviaciones de los valores genómicos desde el centro de la muestra; por lo tanto, … debe calcularse utilizando genotipos centrados; es decir, …, donde … <text:span text:style-name="T13">es</text:span> el genotipo promedio en el j-ésimo marcador. Además, cuando los genotipos de marcadores están centrados y estandarizados a una media nula y la varianza unitaria, … es igual al número de marcadores (p). Un enfoque natural es reemplazar Vg con el producto de (una estimación de) la heredabilidad y la varianza de los fenotipos, lo que da como resultado</text:p>
      <text:p text:style-name="P14"/>
      <text:p text:style-name="P14">…</text:p>
      <text:p text:style-name="P14"/>
      <text:p text:style-name="P14">La ecuación 5 se puede usar para resolver los valores de … . Solo tenemos una ecuación; por lo tanto, si … implica más de un hiperparámetro, es necesario corregir otros. La Tabla 1 muestra ejemplos del uso de esta fórmula para BRR, BayesA, BayesB, BayesC, Bayesian LASSO y Bayes SSVS.</text:p>
      <text:p text:style-name="P14"/>
      <text:p text:style-name="P14"><text:soft-page-break/><text:span text:style-name="T10">Métodos de validación:</text:span> otra posibilidad es ajustar los modelos sobre una cuadrícula de valores de ... y luego conservar el valor que maximiza el rendimiento predictivo. Para ello, es necesario realizar algún tipo de validación interna (p. ej., utilizando un conjunto de datos de ajuste). Sin embargo, este enfoque puede ser computacionalmente exigente. Esto sucede porque la cuadrícula de valores de ... puede involucrar una gran cantidad de celdas (especialmente cuando ... involucra varios parámetros) y porque los esquemas de validación estándar generalmente involucran ajustar el modelo varias veces (por ejemplo, a través de diferentes pliegues de una validación cruzada) para cada posible valor de ... en la cuadrícula. Se podrían utilizar otras alternativas, como la validación cruzada de exclusión o la validación cruzada generalizada; sin embargo, a diferencia de los mínimos cuadrados ordinarios, en muchos de los modelos de interés, la suma de cuadrados residual sin uno no tiene una forma cerrada. Por estas razones, este enfoque no ha sido muy popular en GS [aunque existen ejemplos del uso de métodos de validación para elegir parámetros de regularización (Usai et al., 2009)].</text:p>
      <text:p text:style-name="P14"/>
      <text:p text:style-name="P14"><text:span text:style-name="T10">Tratamiento totalmente bayesiano:</text:span> el enfoque totalmente bayesiano considera … como desconocido. Esto se hace asignando una anterior a … ; el modelo en la expresión (2) se convierte en</text:p>
      <text:p text:style-name="P14"/>
      <text:p text:style-name="P14">…</text:p>
      <text:p text:style-name="P14"/>
      <text:p text:style-name="P14">donde … es una densidad previa asignada a … y H denota un conjunto de hiperparámetros de orden superior. La regla de heredabilidad mencionada anteriormente se puede ver como un caso límite de (6), donde … se establece simplemente como un punto de masa en algún valor, digamos … , que se eligió usando conocimiento previo (por ejemplo, usando las fórmulas de la Tabla 1). En el tratamiento totalmente bayesiano, podemos elegir H de modo que … tenga una media anterior o una moda anterior en la vecindad de … . Esto incorpora información previa en el modelo, pero de una manera más flexible que las reglas basadas en la heredabilidad. La elección del previo … depende de la naturaleza de los hiperparámetros. Para BRR … ; por lo tanto, es natural elegir … ; para BL Park y Casella (2008) sugirieron usar un Gamma previo para … , por lo tanto, … . Para el modelo BayesA … , una opción común es asignar un Gamma antes del parámetro de escala y fijar el parámetro de grado de libertad (normalmente en un valor pequeño <text:span text:style-name="T14">&gt;</text:span>4 para garantizar una varianza previa finita) o asignar un antes de … con apoyo en los números reales positivos.</text:p>
      <text:p text:style-name="P14"/>
      <text:p text:style-name="P14"><text:span text:style-name="T10">Métodos empíricos de Bayes:</text:span> El enfoque de base empírica implica reemplazar … en (3) con un punto de masa ubicado y estima<text:span text:style-name="T15">do</text:span> de … ; es decir, … . <text:span text:style-name="T15">A</text:span> este respecto, este enfoque es similar a las reglas basadas en la heredabilidad; sin embargo, en el método empírico de Bayes (EB) … <text:span text:style-name="T15">es</text:span> una estimación derivada de datos. Este enfoque también se usa comúnmente en modelos basados ​​en pedigrí donde primero se estiman los componentes de la varianza a partir de los datos utilizando la máxima verosimilitud restringida y luego se derivan los BLUP de los valores genéticos con los parámetros de la varianza reemplazados por esas estimaciones., Idealmente, <text:span text:style-name="T15">bu</text:span>s<text:span text:style-name="T15">camos</text:span> … <text:span text:style-name="T15">para ser la media posterior de … ;</text:span> <text:span text:style-name="T15">sin embargo</text:span> en la mayoría de los casos es difícil derivar una fórmula de forma cerrada para la media marginal posterior de … . Una alternativa es usar el principio empírico de Bayes dentro de un muestreador de Gibbs (Casella 2001); sin embargo, la convergencia del algoritmo puede ser demasiado lenta y la evidencia no sugiere la superioridad de este enfoque en relación con el tratamiento totalmente bayesiano.</text:p>
      <text:p text:style-name="P14"/>
      <text:p text:style-name="P7">Relajación de las suposiciones de IID</text:p>
      <text:p text:style-name="P14"/>
      <text:p text:style-name="P18">Todos los modelos bayesianos mencionados anteriormente utilizan anteriores IID para efectos de marcador; es decir, ... es el mismo para todos los marcadores; por lo tanto, la media anterior y las varianzas son las mismas para todos los efectos de marcador. Esta suposición puede justificarse con <text:soft-page-break/>base en la “ignorancia”; sin embargo, en muchos casos podemos tener información previa adicional sobre los marcadores y es posible que queramos incorporar dicha información en los efectos previos asignados a los marcadores. Los ejemplos de tal información incluyen, pero no se limitan a, (a) ubicación del marcador en el genoma; (b) si el marcador está ubicado en una región codificante o no codificante; (c) si el marcador está en una región que alberga genes que podemos creer que afectan el rasgo de interés; y (d) cualquier información previa sobre el marcador de un estudio independiente, como valores P o estimaciones de los efectos derivados de un estudio de asociación del genoma completo. Una de las grandes ventajas del marco bayesiano es que potencialmente podemos incluir todos estos diferentes tipos de información en el modelo a través de una especificación previa. Con volúmenes crecientes de información proveniente de múltiples estudios, el tema de cómo se puede incorporar la información previa en los modelos se está volviendo cada vez más importante.</text:p>
      <text:p text:style-name="P11"/>
      <text:p text:style-name="P11">Una posibilidad es asignar diferentes prioridades para diferentes conjuntos de marcadores, un enfoque denominado descomposición de la varianza o partición de la varianza. Por ejemplo, en BRR o en G-BLUP se pueden estimar parámetros de varianza propios de los cromosomas (Calus et al. 2010). Tal enfoque también podría usarse con cualquier otra información previa que permita agrupar los marcadores, como información sobre la función del gen o la ontología. Otra posibilidad es estructurar el anterior para inducir el préstamo de información a través de efectos de marcador. Por ejemplo, Yang y Tempelman (2012) proponen utilizar una función de covarianza de antedependencia para especificar covarianzas previas entre efectos de marcador.</text:p>
      <text:p text:style-name="P11"/>
      <text:p text:style-name="P4">Algoritmos</text:p>
      <text:p text:style-name="P11"/>
      <text:p text:style-name="P11">En el análisis bayesiano, las inferencias se basan en la distribución posterior de las incógnitas dados los datos con la forma general de la densidad posterior que se proporciona en (3). En la mayoría de los casos, especialmente cuando los hiperparámetros anteriores se tratan como aleatorios, la distribución posterior no tiene una forma cerrada. Sin embargo, las características de la distribución posterior (p. ej., la media posterior o la desviación estándar de los efectos de los marcadores) se pueden aproximar utilizando los métodos de cadena de Monte Carlo Markov (MCMC) (Gelman et al. 2003).</text:p>
      <text:p text:style-name="P11"/>
      <text:p text:style-name="P11"><text:span text:style-name="T10">Muestreador de Gibbs:</text:span> entre los muchos algoritmos de MCMC, el muestreador de Gibbs (Geman y Geman 1984; Casella y George 1992) es el más utilizado. <text:span text:style-name="T7">En un muestreador Gibbs, las extracciones de la densidad posterior de la articulación se obtienen muestreando densidades completamente condicionales; por lo tanto, este algoritmo es conveniente cuando las densidades totalmente condicionales tienen forma cerrada y son fáciles de muestrear.</text:span> Esto ocurre, por ejemplo, en BRR, donde todos los condicionales completos tienen forma cerrada. Sin embargo, esto no ocurre directamente cuando los priores asignados a los efectos de marcador son de la familia de cola gruesa. Para sortear este problema, el enfoque más común consiste en representar las densidades de cola gruesa como mezclas de densidades normales escaladas (consulte la sección Priores de cola gruesa más arriba). Con este enfoque, utilizado en los modelos BayesA, BayesB y BL, las densidades totalmente condicionales de los efectos de marcador, así como las de las varianzas condicionales de los efectos de marcador, tienen formas cerradas. Las iteraciones típicas del muestreador de Gibbs se ilustran a continuación, utilizando el modelo BayesA como ejemplo.</text:p>
      <text:p text:style-name="P11"/>
      <text:p text:style-name="P11">…</text:p>
      <text:p text:style-name="P11"/>
      <text:p text:style-name="P11"><text:span text:style-name="T3">Aunque el muestreador de Gibbs es extremadamente flexible y, en general, fácil de implementar, la carga computacional aumenta linealmente con la cantidad de registros (debido al cálculo de las compensaciones) y con la cantidad de marcadores</text:span> (consulte los pasos 2 y 3 anteriores). <text:span text:style-name="T3">Muchas </text:span><text:soft-page-break/><text:span text:style-name="T3">aplicaciones futuras utilizarán grandes conjuntos de datos con cientos de miles de marcadores. En este contexto, el muestreador de Gibbs puede ser extremadamente exigente desde el punto de vista computacional. Para evitar este problema, se han desarrollado algunos métodos "rápidos"; estos se discuten brevemente a continuación.</text:span></text:p>
      <text:p text:style-name="P11"/>
      <text:p text:style-name="P11"><text:span text:style-name="T10">Enfoques de dos pasos para G-BLUP:</text:span> Arriba discutimos algoritmos que estiman parámetros de varianza y efectos de marcador simultáneamente. En G-BLUP sólo hay que estimar dos parámetros de varianza, ... y ... . Todos los puntos de datos aportan información sobre estas incógnitas; por lo tanto, con un tamaño de muestra de moderado a grande y con individuos relacionados genéticamente, las densidades posteriores de estas incógnitas son razonablemente agudas. En consecuencia, un enfoque común consiste en estimar primero estos parámetros de varianza utilizando un algoritmo no bayesiano, generalmente de máxima verosimilitud restringida, y posteriormente calcular el BLUP de los efectos genéticos a partir de ecuaciones estándar de modelos mixtos (ver Ecuación 4). <text:span text:style-name="T3">Esto es computacionalmente mucho más conveniente que los algoritmos MCMC descritos anteriormente.</text:span> La forma de la función objetiva de máxima verosimilitud restringida (REML) y la de las ecuaciones de modelo mixto de G-BLUP son las mismas que las utilizadas en los modelos estándar basados ​​en pedigrí con G reemplazando a A. Sin embargo, a diferencia de G, que suele ser una matriz densa, A y su inversa son escasas y la mayoría del software disponible desarrollado para modelos genealógicos utiliza algoritmos de matriz dispersa. Por lo tanto, <text:span text:style-name="T3">a pesar de la similitud entre G-BLUP y BLUP estándar que usa A, parte del software BLUP existente no se puede usar fácilmente para G-BLUP. Sin embargo, varios paquetes como ASReml (Gilmour et al. 2009) y DMU (Madsen y Jensen 2010) tienen opciones que permiten proporcionar una matriz densa, G, o su inversa, en lugar de datos de pedigrí.</text:span></text:p>
      <text:p text:style-name="P11"/>
      <text:p text:style-name="P4">Temas seleccionados emergentes en aplicaciones empíricas</text:p>
      <text:p text:style-name="P11"/>
      <text:p text:style-name="P11">La aplicación de modelos para GS a datos reales suele implicar varios pasos de preprocesamiento. Estos pasos pueden, en algunos casos, tener un gran impacto en el rendimiento del modelo. Aquí discutimos temas seleccionados que surgen en la aplicación de GS con datos reales.</text:p>
      <text:p text:style-name="P11"/>
      <text:p text:style-name="P11">…</text:p>
      <text:p text:style-name="P11"/>
      <text:p text:style-name="P4">Tratar con individuos no fenotipados y no genotipados</text:p>
      <text:p text:style-name="P11"/>
      <text:p text:style-name="P11"><text:span text:style-name="T7">En muchos casos, el conjunto de individuos para los que se dispone de registros genotípicos puede ser diferente del de los individuos con genotipos</text:span>; por ejemplo, en el ganado lechero, muchos rasgos productivos y reproductivos se miden en hembras y, más comúnmente, una gran proporción de genotipos provienen de sementales. <text:span text:style-name="T7">Esquemáticamente, tenemos dos conjuntos de datos: uno que comprende registros fenotípicos y pedigrí y otro que comprende registros genotípicos. Estos dos conjuntos pueden ser completamente disjuntos o pueden superponerse parcialmente. En términos generales, hay dos estrategias principales que se pueden utilizar para tratar con individuos sin fenotipo y sin genotipo.</text:span></text:p>
      <text:p text:style-name="P11"/>
      <text:p text:style-name="P11"><text:span text:style-name="T10">Evaluaciones genómicas de dos pasos:</text:span> <text:span text:style-name="T7">un enfoque común es preprocesar los datos fenotípicos de manera que se produzca una puntuación fenotípica </text:span><text:span text:style-name="T9">(...)</text:span><text:span text:style-name="T7"> para cada uno de los individuos genotipados. Ejemplos de estos son el uso de las llamadas desviaciones de rendimiento de hijas (DYD), habilidades de transmisión previstas (PTA) o pruebas desregresivas (DP) como "fenotipos" en modelos genómicos (VanRaden y Wiggans 1991; Garrick et al. 2009)</text:span> . Por razones similares a las discutidas en la sección anterior, es probable que estos procedimientos induzcan no solo varianzas residuales heterogéneas sino también correlaciones entre las puntuaciones fenotípicas, ..., a menos que se tenga especial cuidado al <text:soft-page-break/>calcular estas puntuaciones (Garrick et al. . 2009). Las varianzas residuales heterogéneas pueden explicarse fácilmente en la siguiente evaluación genómica al sopesar la varianza residual para cada individuo con un peso apropiado (Fikse y Banos 2001). Y Garrick et al. (2009) analizan alternativas para calcular las medias familiares de forma que se evite inducir correlaciones residuales.</text:p>
      <text:p text:style-name="P11"/>
      <text:p text:style-name="P11"><text:span text:style-name="T10">Evaluaciones de un solo paso:</text:span> <text:span text:style-name="T17">Las evaluaciones de un solo paso tienen como objetivo combinar información de individuos genotipados y no genotipados en un solo análisis. Esto requiere derivar la distribución conjunta de los efectos genéticos de animales sin genotipado (g1) y genotipado (g2 ), y la mayoría de las propuestas intentan hacer esto en modelos tipo G-BLUP.</text:span> Mostramos en el archivo S1 que si no se observan los genotipos de algunos individuos, la densidad conjunta de <text:span text:style-name="T16">(g1, g2)</text:span> no es normal multivariante; más bien, es una mezcla de densidades normales multivariadas (ver Archivo S1). Por lo tanto, las propuestas existentes para combinar datos de individuos genotipados y no genotipados (Legarra et al. 2009; Christensen y Lund 2010) que asumen una normalidad multivariante deben considerarse como aproximaciones lineales a un problema no lineal.</text:p>
      <text:p text:style-name="P11"/>
      <text:p text:style-name="P11"><text:span text:style-name="T17">En los métodos propuestos (Aguilar et al. 2010; Christensen y Lund 2010) la relación genómica estándar calculada usando </text:span><text:span text:style-name="T18">la</text:span><text:span text:style-name="T17"> </text:span><text:span text:style-name="T18">ma</text:span><text:span text:style-name="T17">trix, G, se reemplaza con una matriz, G, genotipos observados (del subconjunto de individuos genotipados ) e información genealógica (que se supone que incluye a todos los individuos con fenotipos o genotipos o ambas fuentes de información genotípica a la que se propaga la información). En ..., la información genotípica se propaga a las relaciones de individuos sin genotipo, utilizando un procedimiento de regresión lineal que predice implícitamente los genotipos no observados como combinaciones lineales de genotipos observados con coeficientes de regresión derivados de las relaciones de pedigrí.</text:span> El inverso de G, que se puede usar para calcular G-BLUP (ver Ecuación 4), tiene una forma relativamente simple (Aguilar et al. 2010; Christensen y Lund 2010); sin embargo, computar G-1 requiere invertir la matriz de relaciones genómicas de individuos con genotipos que pueden ser singulares. Para sortear este problema se han propuesto varios procedimientos (ver Aguilar et al. 2010).</text:p>
      <text:p text:style-name="P11"/>
      <text:p text:style-name="P11">...</text:p>
      <text:p text:style-name="P11"/>
      <text:p text:style-name="P11"><text:span text:style-name="T10">Efectos de la arquitectura genética, la densidad de marcadores y el modelo en la precisión de la predicción:</text:span> también se ha demostrado que la elección del modelo afecta el rendimiento predictivo, pero los estudios de simulación sugieren que <text:span text:style-name="T19">el efecto de la elección del modelo en la precisión de la predicción depende de la arquitectura genética</text:span>.</text:p>
      <text:p text:style-name="P11"/>
      <text:p text:style-name="P11">Daetwyler et al. (2010b) demostraron en un estudio de simulación que la precisión de G-BLUP no se ve afectada por el número de QTL; sin embargo, el rendimiento predictivo de BayesC se vio muy afectado por ese factor y su precisión fue mayor cuando el número de QTL era bajo y disminuyó con el aumento del número de QTL. Coster et al. observaron tendencias similares. (2010) y Clark et al. (2011). En el estudio de Coster et al. (2010), los métodos de selección de variables (p. ej., algunas regresiones bayesianas y LASSO) mostraron un aumento en la precisión cuando disminuyó el número de QTL, mientras que un método que incluye todos los SNP (PLS) no se vio afectado por el número de QTL. En el estudio de Clark et al. (2011) también demostraron que con BayesB se obtuvieron mayores precisiones que con G-BLUP en escenarios que involucraban diferentes distribuciones de frecuencias alélicas (desde variantes raras hasta variantes comunes) en loci casuales. Para un escenario que se parecía mucho al modelo infinitesimal, no hubo diferencia en la precisión entre BayesB y GBLUP, mientras que Daetwyler et al. (2010b) informaron una menor precisión para BayesC en tal escenario. Otras comparaciones basadas en datos simulados también muestran que existen diferencias en las precisiones entre los modelos y, en general, confirman que, como cabría esperar, <text:span text:style-name="T19">la precisión es mayor </text:span><text:soft-page-break/><text:span text:style-name="T19">para el modelo que se ajusta mejor a la arquitectura genética del rasgo</text:span> (Lund et al. 2009; Bastiaansen et al. 2010; Pszczola et al. 2011).</text:p>
      <text:p text:style-name="P11"/>
      <text:p text:style-name="P11">Aparte del número de QTL y la distribución de sus efectos, hay varios otros factores que, en teoría, se espera que den lugar a diferencias en la precisión de los métodos de selección de variables frente a los modelos de tipo G-BLUP. <text:span text:style-name="T19">Con una baja densidad de marcadores, es poco probable que los marcadores estén estrechamente vinculados a QTL y cada marcador puede rastrear la señal de diferentes QTL, induciendo una distribución de efectos menos extrema que la obtenida con una densidad más alta</text:span>. Meuwissen et al. (2009) mostró que la superioridad de BayesB sobre G-BLUP aumentó con el aumento de la densidad del marcador. Este resultado también se confirma claramente en el estudio de Meuwissen y Goddard (2010), donde la predicción genómica basada en la secuencia del genoma completo, incluidos los loci causales, fue sustancialmente más precisa para BayesB en comparación con G-BLUP. Sin embargo, ambos estudios simularon muy pocos QTL, dando una ventaja a los métodos de selección de variables. <text:span text:style-name="T19">Por otro lado, para cualquier densidad de marcador dada, la capacidad de los métodos de selección variable para detectar variantes estrechamente vinculadas a QTL aumenta a medida que disminuye el intervalo de L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3T06:32:31.287548864</meta:creation-date>
    <dc:date>2022-05-10T04:19:40.723236218</dc:date>
    <meta:editing-duration>PT18H58M53S</meta:editing-duration>
    <meta:editing-cycles>69</meta:editing-cycles>
    <meta:generator>LibreOffice/6.0.7.3$Linux_X86_64 LibreOffice_project/00m0$Build-3</meta:generator>
    <meta:document-statistic meta:table-count="0" meta:image-count="0" meta:object-count="0" meta:page-count="13" meta:paragraph-count="77" meta:word-count="7691" meta:character-count="47612" meta:non-whitespace-character-count="39980"/>
  </office:meta>
</office:document-meta>
</file>